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officeooo:rsid="002cad78" officeooo:paragraph-rsid="002cad78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8">
      <style:text-properties fo:language="en" fo:country="US" officeooo:paragraph-rsid="002f8d3d"/>
    </style:style>
    <style:style style:name="P12" style:family="paragraph" style:parent-style-name="Text_20_body" style:list-style-name="L8">
      <style:text-properties fo:language="en" fo:country="US" officeooo:rsid="002f8d3d" officeooo:paragraph-rsid="002f8d3d"/>
    </style:style>
    <style:style style:name="P13" style:family="paragraph" style:parent-style-name="Text_20_body" style:list-style-name="L8">
      <style:text-properties fo:language="en" fo:country="US" officeooo:rsid="0030ba8b" officeooo:paragraph-rsid="0030ba8b"/>
    </style:style>
    <style:style style:name="P14" style:family="paragraph" style:parent-style-name="Text_20_body" style:list-style-name="L8">
      <style:text-properties fo:language="en" fo:country="US" officeooo:rsid="0030d57b" officeooo:paragraph-rsid="0030d57b"/>
    </style:style>
    <style:style style:name="P15" style:family="paragraph" style:parent-style-name="Text_20_body" style:list-style-name="L8">
      <style:text-properties fo:language="en" fo:country="US" officeooo:rsid="00322232" officeooo:paragraph-rsid="00322232"/>
    </style:style>
    <style:style style:name="P16" style:family="paragraph" style:parent-style-name="Text_20_body">
      <style:text-properties officeooo:rsid="0033f43a" officeooo:paragraph-rsid="0033f43a"/>
    </style:style>
    <style:style style:name="P17" style:family="paragraph" style:parent-style-name="Text_20_body" style:list-style-name="L4">
      <style:text-properties officeooo:rsid="0033f43a" officeooo:paragraph-rsid="0033f43a"/>
    </style:style>
    <style:style style:name="P18" style:family="paragraph" style:parent-style-name="Text_20_body" style:list-style-name="L6">
      <style:text-properties officeooo:rsid="0033f43a" officeooo:paragraph-rsid="003515fa"/>
    </style:style>
    <style:style style:name="P19" style:family="paragraph" style:parent-style-name="Text_20_body">
      <style:text-properties officeooo:rsid="002cad78" officeooo:paragraph-rsid="002cad78"/>
    </style:style>
    <style:style style:name="P20" style:family="paragraph" style:parent-style-name="Text_20_body" style:list-style-name="L4">
      <style:text-properties officeooo:rsid="003515fa" officeooo:paragraph-rsid="003515fa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style="normal" style:font-style-asian="normal" style:font-style-complex="normal"/>
    </style:style>
    <style:style style:name="T3" style:family="text">
      <style:text-properties fo:language="de" fo:country="DE" fo:font-style="normal" officeooo:rsid="0005c7bd" style:font-style-asian="normal" style:font-style-complex="normal"/>
    </style:style>
    <style:style style:name="T4" style:family="text">
      <style:text-properties fo:language="de" fo:country="DE" fo:font-style="normal" fo:font-weight="normal" officeooo:rsid="000414bd" style:font-style-asian="normal" style:font-weight-asian="normal" style:font-style-complex="normal" style:font-weight-complex="normal"/>
    </style:style>
    <style:style style:name="T5" style:family="text">
      <style:text-properties fo:language="de" fo:country="DE" fo:font-weight="bold" style:font-weight-asian="bold" style:font-weight-complex="bold"/>
    </style:style>
    <style:style style:name="T6" style:family="text">
      <style:text-properties fo:language="de" fo:country="DE" fo:font-weight="bold" officeooo:rsid="0003661e" style:font-weight-asian="bold" style:font-weight-complex="bold"/>
    </style:style>
    <style:style style:name="T7" style:family="text">
      <style:text-properties fo:language="de" fo:country="DE" fo:font-weight="bold" officeooo:rsid="000414bd" style:font-weight-asian="bold" style:font-weight-complex="bold"/>
    </style:style>
    <style:style style:name="T8" style:family="text">
      <style:text-properties fo:language="de" fo:country="DE" fo:font-weight="bold" officeooo:rsid="001b335b" style:font-weight-asian="bold" style:font-weight-complex="bold"/>
    </style:style>
    <style:style style:name="T9" style:family="text">
      <style:text-properties fo:language="de" fo:country="DE" fo:font-style="italic" style:font-style-asian="italic" style:font-style-complex="italic"/>
    </style:style>
    <style:style style:name="T10" style:family="text">
      <style:text-properties fo:language="de" fo:country="DE" fo:font-style="italic" officeooo:rsid="0005c7bd" style:font-style-asian="italic" style:font-style-complex="italic"/>
    </style:style>
    <style:style style:name="T11" style:family="text">
      <style:text-properties fo:language="de" fo:country="DE" fo:font-style="italic" officeooo:rsid="0006afee" style:font-style-asian="italic" style:font-style-complex="italic"/>
    </style:style>
    <style:style style:name="T12" style:family="text">
      <style:text-properties fo:language="de" fo:country="DE" fo:font-style="italic" officeooo:rsid="000a1e5d" style:font-style-asian="italic" style:font-style-complex="italic"/>
    </style:style>
    <style:style style:name="T13" style:family="text">
      <style:text-properties fo:language="de" fo:country="DE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de" fo:country="DE" fo:font-weight="normal" style:font-weight-asian="normal" style:font-weight-complex="normal"/>
    </style:style>
    <style:style style:name="T15" style:family="text">
      <style:text-properties fo:language="de" fo:country="DE" fo:font-weight="normal" officeooo:rsid="000414bd" style:font-weight-asian="normal" style:font-weight-complex="normal"/>
    </style:style>
    <style:style style:name="T16" style:family="text">
      <style:text-properties fo:language="de" fo:country="DE" fo:font-weight="normal" officeooo:rsid="000a1e5d" style:font-weight-asian="normal" style:font-weight-complex="normal"/>
    </style:style>
    <style:style style:name="T17" style:family="text">
      <style:text-properties fo:language="de" fo:country="DE" fo:font-weight="normal" officeooo:rsid="000b69c4" style:font-weight-asian="normal" style:font-weight-complex="normal"/>
    </style:style>
    <style:style style:name="T18" style:family="text">
      <style:text-properties fo:language="de" fo:country="DE" officeooo:rsid="000a1e5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41ce4" style:font-style-asian="italic" style:font-style-complex="italic"/>
    </style:style>
    <style:style style:name="T21" style:family="text">
      <style:text-properties fo:font-style="italic" officeooo:rsid="0017d3c7" style:font-style-asian="italic" style:font-style-complex="italic"/>
    </style:style>
    <style:style style:name="T22" style:family="text">
      <style:text-properties fo:font-style="italic" officeooo:rsid="0023db7e" style:font-style-asian="italic" style:font-style-complex="italic"/>
    </style:style>
    <style:style style:name="T23" style:family="text">
      <style:text-properties fo:font-style="italic" officeooo:rsid="0025c312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50443" style:font-style-asian="italic" style:font-weight-asian="normal" style:font-style-complex="italic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style="italic" fo:font-weight="normal" officeooo:rsid="000b69c4" style:font-style-asian="italic" style:font-weight-asian="normal" style:font-style-complex="italic" style:font-weight-complex="normal"/>
    </style:style>
    <style:style style:name="T30" style:family="text">
      <style:text-properties fo:language="en" fo:country="US" fo:font-style="italic" style:font-style-asian="italic" style:font-style-complex="italic"/>
    </style:style>
    <style:style style:name="T31" style:family="text">
      <style:text-properties fo:language="en" fo:country="US" fo:font-style="italic" officeooo:rsid="000a1e5d" style:font-style-asian="italic" style:font-style-complex="italic"/>
    </style:style>
    <style:style style:name="T32" style:family="text">
      <style:text-properties officeooo:rsid="00141ce4"/>
    </style:style>
    <style:style style:name="T33" style:family="text">
      <style:text-properties officeooo:rsid="0017d3c7"/>
    </style:style>
    <style:style style:name="T34" style:family="text">
      <style:text-properties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fo:font-style="italic" officeooo:rsid="0005c7bd" style:language-asian="zxx" style:country-asian="none" style:font-style-asian="italic" style:language-complex="zxx" style:country-complex="none" style:font-style-complex="italic"/>
    </style:style>
    <style:style style:name="T36" style:family="text">
      <style:text-properties officeooo:rsid="00217145"/>
    </style:style>
    <style:style style:name="T37" style:family="text">
      <style:text-properties officeooo:rsid="0023db7e"/>
    </style:style>
    <style:style style:name="T38" style:family="text">
      <style:text-properties officeooo:rsid="0025c312"/>
    </style:style>
    <style:style style:name="T39" style:family="text">
      <style:text-properties officeooo:rsid="002e6dcf"/>
    </style:style>
    <style:style style:name="T40" style:family="text">
      <style:text-properties officeooo:rsid="002e7c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active Fiction – Lost Experience</text:p>
      <text:p text:style-name="Text_20_body"/>
      <text:p text:style-name="Text_20_body">&lt;BILD&gt;</text:p>
      <text:p text:style-name="Text_20_body"><text:span text:style-name="T6">Raum – </text:span><text:span text:style-name="T7">Büro</text:span><text:span text:style-name="T15"> (</text:span><text:span text:style-name="T16">Stimmung: </text:span><text:span text:style-name="T4">Gemütlich aber (leicht) beängstigend</text:span><text:span text:style-name="T15">)</text:span></text:p>
      <text:list xml:id="list854331434548718926" text:style-name="L1">
        <text:list-item>
          <text:p text:style-name="P4">Steckdose</text:p>
        </text:list-item>
        <text:list-item>
          <text:p text:style-name="P4"><text:span text:style-name="T2">Schreibtisch (</text:span><text:span text:style-name="T9">Antik</text:span><text:span text:style-name="T2">)</text:span></text:p>
          <text:list>
            <text:list-item>
              <text:p text:style-name="P4">Schubladen</text:p>
            </text:list-item>
            <text:list-item>
              <text:p text:style-name="P4">Seitenfach</text:p>
            </text:list-item>
            <text:list-item>
              <text:p text:style-name="P4">Lampe</text:p>
            </text:list-item>
            <text:list-item>
              <text:p text:style-name="P4">Computer</text:p>
              <text:list>
                <text:list-item>
                  <text:p text:style-name="P4"><text:span text:style-name="T2">Tower [</text:span><text:span text:style-name="T9">Unter Schreibtisch</text:span><text:span text:style-name="T2">]</text:span></text:p>
                </text:list-item>
                <text:list-item>
                  <text:p text:style-name="P4">Monitor</text:p>
                </text:list-item>
                <text:list-item>
                  <text:p text:style-name="P4">Tastatur</text:p>
                </text:list-item>
                <text:list-item>
                  <text:p text:style-name="P4">Maus</text:p>
                </text:list-item>
              </text:list>
            </text:list-item>
            <text:list-item>
              <text:p text:style-name="P4">Bild</text:p>
            </text:list-item>
            <text:list-item>
              <text:p text:style-name="P4">Papierstapel</text:p>
              <text:list>
                <text:list-item>
                  <text:p text:style-name="P4">Stein (SCP-___-J)</text:p>
                </text:list-item>
              </text:list>
            </text:list-item>
          </text:list>
        </text:list-item>
        <text:list-item>
          <text:p text:style-name="P4"><text:span text:style-name="T2">2x Bürosessel [</text:span><text:span text:style-name="T13">Vor und Hinter Schreibtisch</text:span><text:span text:style-name="T2">]</text:span></text:p>
        </text:list-item>
        <text:list-item>
          <text:p text:style-name="P4">Teppichboden</text:p>
        </text:list-item>
        <text:list-item>
          <text:p text:style-name="P4"><text:span text:style-name="T2">Lüftungsschacht [</text:span><text:span text:style-name="T9">Decke</text:span><text:span text:style-name="T10">] (Einweg Eingang</text:span><text:span text:style-name="T3">)</text:span></text:p>
        </text:list-item>
        <text:list-item>
          <text:p text:style-name="P4">2x Türen</text:p>
          <text:list>
            <text:list-item>
              <text:p text:style-name="P4"><text:span text:style-name="T2">Ausgang (</text:span><text:span text:style-name="T9">Dauerhaft verschlossen, </text:span><text:span text:style-name="T10">Lauschen: </text:span><text:span text:style-name="T35">SCP-Breach</text:span><text:span text:style-name="T10"> Alarm</text:span><text:span text:style-name="T2">)</text:span></text:p>
            </text:list-item>
            <text:list-item>
              <text:p text:style-name="P4">WC</text:p>
            </text:list-item>
          </text:list>
        </text:list-item>
        <text:list-item>
          <text:p text:style-name="P4"><text:span text:style-name="T2">2x Bilder [</text:span><text:span text:style-name="T9">Wand</text:span><text:span text:style-name="T2">] (</text:span><text:span text:style-name="T9">Seltsame Motive</text:span><text:span text:style-name="T2">)</text:span></text:p>
          <text:list>
            <text:list-item>
              <text:p text:style-name="P4">Tresor</text:p>
            </text:list-item>
          </text:list>
        </text:list-item>
        <text:list-item>
          <text:p text:style-name="P4"><text:span text:style-name="T2">Fenster (</text:span><text:span text:style-name="T9">Falsche Sonne, wie in Lost, </text:span><text:span text:style-name="T11">PC sagt: „... seltsam, Untertage...“</text:span><text:span text:style-name="T2">)</text:span></text:p>
          <text:list>
            <text:list-item>
              <text:p text:style-name="P4">Vorhang</text:p>
            </text:list-item>
          </text:list>
        </text:list-item>
        <text:list-item>
          <text:p text:style-name="P4"><text:span text:style-name="T2">Regal [</text:span><text:span text:style-name="T9">Über mehrere Wände</text:span><text:span text:style-name="T2">]</text:span></text:p>
          <text:list>
            <text:list-item>
              <text:p text:style-name="P4">Bücher</text:p>
            </text:list-item>
            <text:list-item>
              <text:p text:style-name="P4">Trophäen / Pokale</text:p>
            </text:list-item>
            <text:list-item>
              <text:p text:style-name="P4">Akten</text:p>
            </text:list-item>
          </text:list>
        </text:list-item>
        <text:list-item>
          <text:p text:style-name="P4">Lichtschalter</text:p>
        </text:list-item>
        <text:list-item>
          <text:p text:style-name="P4">Deckenlampe</text:p>
        </text:list-item>
      </text:list>
      <text:p text:style-name="Text_20_body"/>
      <text:p text:style-name="Text_20_body">&lt;BILD&gt;</text:p>
      <text:p text:style-name="Text_20_body"><text:span text:style-name="T26">Raum – WC:</text:span> (<text:span text:style-name="T19">Stimmung: Etwas dunkel, aber nichts besonderes</text:span>)</text:p>
      <text:list xml:id="list5869365322088309746" text:style-name="L2">
        <text:list-item>
          <text:p text:style-name="P5">Toilette</text:p>
        </text:list-item>
        <text:list-item>
          <text:p text:style-name="P5">Spiegel (<text:span text:style-name="T19">Zerbrochen</text:span>)</text:p>
        </text:list-item>
        <text:list-item>
          <text:p text:style-name="P5">Waschbecken</text:p>
          <text:list>
            <text:list-item>
              <text:p text:style-name="P5">Wasserhahn</text:p>
            </text:list-item>
            <text:list-item>
              <text:p text:style-name="P5">Duftspender <text:span text:style-name="T36">(Macht Raum dauerhaft betretbar)</text:span></text:p>
            </text:list-item>
          </text:list>
        </text:list-item>
        <text:list-item>
          <text:p text:style-name="P5">Kabinett [<text:span text:style-name="T19">Hinter Spiegel</text:span>]</text:p>
        </text:list-item>
        <text:list-item>
          <text:p text:style-name="P5">Tür (<text:span text:style-name="T19">Zum Büro</text:span>)</text:p>
        </text:list-item>
        <text:list-item>
          <text:p text:style-name="P5">Lichtschalter</text:p>
        </text:list-item>
        <text:list-item>
          <text:p text:style-name="P5">Deckenlampe</text:p>
        </text:list-item>
        <text:list-item>
          <text:p text:style-name="P5"><text:soft-page-break/>Lüftungsschacht</text:p>
        </text:list-item>
        <text:list-item>
          <text:p text:style-name="P5">Fliesen: Wände und Boden</text:p>
        </text:list-item>
        <text:list-item>
          <text:p text:style-name="P5">Portemonnaie (<text:span text:style-name="T24">Enthält Tresorschlüssel, Chipkarten, Geld</text:span>) [<text:span text:style-name="T19">Hinter WC</text:span>]</text:p>
        </text:list-item>
      </text:list>
      <text:p text:style-name="Text_20_body"/>
      <text:p text:style-name="Text_20_body"><text:span text:style-name="T26">Raum – Computer:</text:span><text:span text:style-name="T27"> (</text:span><text:span text:style-name="T25">Alte Hardware, alte Software, Windows NT</text:span><text:span text:style-name="T27">)</text:span></text:p>
      <text:list xml:id="list3996876647953000037" text:style-name="L3">
        <text:list-item>
          <text:p text:style-name="P6">Password abfrage (<text:span text:style-name="T19">Benutzter-Login</text:span>)</text:p>
        </text:list-item>
        <text:list-item>
          <text:p text:style-name="P6">Programme: (<text:span text:style-name="T19">Funktionieren alle wegen Virus nicht</text:span>)</text:p>
          <text:list>
            <text:list-item>
              <text:p text:style-name="P6">Email Client</text:p>
            </text:list-item>
            <text:list-item>
              <text:p text:style-name="P6">Anti-Virus <text:span text:style-name="T33">(</text:span><text:span text:style-name="T21">Repariert Email Client</text:span><text:span text:style-name="T33">)</text:span></text:p>
            </text:list-item>
            <text:list-item>
              <text:p text:style-name="P6">Word</text:p>
            </text:list-item>
            <text:list-item>
              <text:p text:style-name="P6">Excel</text:p>
            </text:list-item>
            <text:list-item>
              <text:p text:style-name="P6">Video-Player</text:p>
            </text:list-item>
            <text:list-item>
              <text:p text:style-name="P6">usw.</text:p>
            </text:list-item>
          </text:list>
        </text:list-item>
        <text:list-item>
          <text:p text:style-name="P6">Ordner: <text:span text:style-name="T32">(</text:span><text:span text:style-name="T20">Unter Umständen nur „Icons“ auf dem Desktop</text:span><text:span text:style-name="T32">)</text:span></text:p>
          <text:list>
            <text:list-item>
              <text:p text:style-name="P6">Benutzter</text:p>
              <text:list>
                <text:list-item>
                  <text:p text:style-name="P6">Eigene Dateien</text:p>
                </text:list-item>
                <text:list-item>
                  <text:p text:style-name="P6">Downloads</text:p>
                </text:list-item>
              </text:list>
            </text:list-item>
            <text:list-item>
              <text:p text:style-name="P6">Programme</text:p>
            </text:list-item>
            <text:list-item>
              <text:p text:style-name="P6">Windows</text:p>
            </text:list-item>
          </text:list>
        </text:list-item>
        <text:list-item>
          <text:p text:style-name="P6">Emails:</text:p>
          <text:list>
            <text:list-item>
              <text:p text:style-name="P6">Audio (<text:span text:style-name="T19">SSTV, Kommunikation mit „</text:span><text:span text:style-name="T30">sentient being</text:span><text:span text:style-name="T19">“</text:span>) </text:p>
            </text:list-item>
            <text:list-item>
              <text:p text:style-name="P6">2-3 Spam Emails (z.B. Penisvergrößerung)</text:p>
            </text:list-item>
            <text:list-item>
              <text:p text:style-name="P6">1-2 SCP-Vorschläge</text:p>
            </text:list-item>
            <text:list-item>
              <text:p text:style-name="P6">1 Anspielung auf SCP-Ereignis (<text:span text:style-name="T19">Im Zusammenhang mit </text:span><text:span text:style-name="T30">Lost-Experience</text:span>)</text:p>
            </text:list-item>
          </text:list>
        </text:list-item>
      </text:list>
      <text:p text:style-name="Text_20_body"/>
      <text:p text:style-name="Text_20_body">&lt;BILD&gt;</text:p>
      <text:p text:style-name="Text_20_body"><text:span text:style-name="T26">Raum – Gefängnis:</text:span> (<text:span text:style-name="T19">Ähnlich zu Portal eher steril/neutral</text:span>)</text:p>
      <text:list xml:id="list8637069032055495175" text:style-name="L4">
        <text:list-item>
          <text:p text:style-name="P20">Schrank</text:p>
        </text:list-item>
        <text:list-item>
          <text:p text:style-name="P20">Tisch</text:p>
        </text:list-item>
        <text:list-item>
          <text:p text:style-name="P20">Stuhl</text:p>
        </text:list-item>
        <text:list-item>
          <text:p text:style-name="P20">Kiste (Tisch)</text:p>
        </text:list-item>
        <text:list-item>
          <text:p text:style-name="P20">Bett</text:p>
        </text:list-item>
        <text:list-item>
          <text:p text:style-name="P20">WC</text:p>
        </text:list-item>
        <text:list-item>
          <text:p text:style-name="P20">Waschbecken</text:p>
        </text:list-item>
        <text:list-item>
          <text:p text:style-name="P20">Tür (Verschlossen)</text:p>
        </text:list-item>
        <text:list-item>
          <text:p text:style-name="P20">Beobachtungsfenster</text:p>
        </text:list-item>
        <text:list-item>
          <text:p text:style-name="P20">Lautsprecher</text:p>
        </text:list-item>
        <text:list-item>
          <text:p text:style-name="P20">Kamera</text:p>
        </text:list-item>
      </text:list>
      <text:p text:style-name="Text_20_body"/>
      <text:p text:style-name="Text_20_body">&lt;BILD&gt;</text:p>
      <text:p text:style-name="Text_20_body"><text:span text:style-name="T26">Raum – Tunnel:</text:span> (<text:span text:style-name="T19">&lt;Ausfüllen&gt;</text:span>)</text:p>
      <text:list xml:id="list2608109334942185966" text:style-name="L5">
        <text:list-item>
          <text:p text:style-name="P7">&lt;Ausfüllen&gt;</text:p>
        </text:list-item>
        <text:list-item>
          <text:p text:style-name="P7">!<text:span text:style-name="T40">Schrift an der Wand (Oh was hab ich getan)</text:span></text:p>
        </text:list-item>
      </text:list>
      <text:p text:style-name="Text_20_body"/>
      <text:p text:style-name="P2"><text:soft-page-break/>Puzzle Sequenz:</text:p>
      <text:list xml:id="list6805461420471415580" text:style-name="L6">
        <text:list-item>
          <text:p text:style-name="P8">Teil <text:span text:style-name="T37">2</text:span>: <text:span text:style-name="T37">(</text:span><text:span text:style-name="T22">Büro und WC</text:span><text:span text:style-name="T37">)</text:span></text:p>
          <text:list>
            <text:list-item>
              <text:p text:style-name="P8">Email versenden <text:span text:style-name="T38">(</text:span><text:span text:style-name="T23">Hinweis auf Intro</text:span><text:span text:style-name="T38">)</text:span></text:p>
            </text:list-item>
            <text:list-item>
              <text:p text:style-name="P8">Wichtige Dateien finden</text:p>
            </text:list-item>
            <text:list-item>
              <text:p text:style-name="P8">Anti-Virus Programm starten</text:p>
            </text:list-item>
            <text:list-item>
              <text:p text:style-name="P8">Passwort eingeben</text:p>
            </text:list-item>
            <text:list-item>
              <text:p text:style-name="P8">Monitor einstecken</text:p>
            </text:list-item>
            <text:list-item>
              <text:p text:style-name="P8">Computer einschalten</text:p>
            </text:list-item>
            <text:list-item>
              <text:p text:style-name="P8">Passwort-Zettel finden</text:p>
            </text:list-item>
            <text:list-item>
              <text:p text:style-name="P8">Tresor öffnen</text:p>
            </text:list-item>
            <text:list-item>
              <text:p text:style-name="P8">Tresor finden</text:p>
            </text:list-item>
            <text:list-item>
              <text:p text:style-name="P8">Tresor Schlüssel finden</text:p>
            </text:list-item>
            <text:list-item>
              <text:p text:style-name="P8">Aufgabenzettel lesen</text:p>
            </text:list-item>
          </text:list>
        </text:list-item>
        <text:list-item>
          <text:p text:style-name="P8">Teil 1: (<text:span text:style-name="T19">Gefängnis und Tunnel</text:span>)</text:p>
          <text:list>
            <text:list-item>
              <text:p text:style-name="P18">Schrank betreten</text:p>
            </text:list-item>
            <text:list-item>
              <text:p text:style-name="P18">Zahlenschloss öffnen</text:p>
            </text:list-item>
            <text:list-item>
              <text:p text:style-name="P18">Mit dem Aufseher sprechen</text:p>
            </text:list-item>
            <text:list-item>
              <text:p text:style-name="P18">Headset und andere Objete aus Kiste (auf Tisch nehmen)</text:p>
            </text:list-item>
            <text:list-item>
              <text:p text:style-name="P18">Erkunden</text:p>
            </text:list-item>
            <text:list-item>
              <text:p text:style-name="P18">Aufwachen</text:p>
            </text:list-item>
          </text:list>
        </text:list-item>
      </text:list>
      <text:p text:style-name="Text_20_body"/>
      <text:p text:style-name="Text_20_body"><text:span text:style-name="T6">I</text:span><text:span text:style-name="T5">nventar:</text:span><text:span text:style-name="T14"> </text:span><text:span text:style-name="T17">(</text:span><text:span text:style-name="T29">Player-Character</text:span><text:span text:style-name="T17">)</text:span></text:p>
      <text:list xml:id="list6095488996078777908" text:style-name="L7">
        <text:list-item>
          <text:p text:style-name="P9"><text:span text:style-name="T1">Zerknüllter Zettel (</text:span><text:span text:style-name="T18">Auftrag</text:span><text:span text:style-name="T9">: </text:span><text:span text:style-name="T12">Nachforschung im Auftrag der „</text:span><text:span text:style-name="T31">Black Queen</text:span><text:span text:style-name="T12">“ durchführen</text:span><text:span text:style-name="T18">)</text:span></text:p>
        </text:list-item>
        <text:list-item>
          <text:p text:style-name="P9"><text:span text:style-name="T1">Leere Pillendose (</text:span><text:span text:style-name="T9">Beruhigungsmittel</text:span><text:span text:style-name="T1">)</text:span></text:p>
        </text:list-item>
        <text:list-item>
          <text:p text:style-name="P9">Ausweis (<text:span text:style-name="T19">Journalist, Name, Zeitung</text:span>)</text:p>
        </text:list-item>
      </text:list>
      <text:p text:style-name="Text_20_body"/>
      <text:p text:style-name="Text_20_body"><text:span text:style-name="T8">Sonstiges</text:span><text:span text:style-name="T5">:</text:span></text:p>
      <text:list xml:id="list4187855609466495229" text:style-name="L8">
        <text:list-item>
          <text:p text:style-name="P12">Dungeon Master Tips:</text:p>
          <text:list>
            <text:list-item>
              <text:p text:style-name="P11">„<text:span text:style-name="T39">Most people to want to explore, they want to discover“</text:span></text:p>
            </text:list-item>
            <text:list-item>
              <text:p text:style-name="P12">Intrinsinc and Extrinsic rewards</text:p>
            </text:list-item>
            <text:list-item>
              <text:p text:style-name="P13">Repeat important clues (don't be subtle)</text:p>
            </text:list-item>
            <text:list-item>
              <text:p text:style-name="P14">Indicate progress</text:p>
            </text:list-item>
            <text:list-item>
              <text:p text:style-name="P15">Add optional stuff / secrets</text:p>
            </text:list-item>
          </text:list>
        </text:list-item>
        <text:list-item>
          <text:p text:style-name="P10"><text:span text:style-name="T28">Tutorial</text:span><text:span text:style-name="T1"> direkt ins Spiel integrieren (</text:span><text:span text:style-name="T9">erste optionale Puzzle</text:span><text:span text:style-name="T1">)</text:span></text:p>
        </text:list-item>
        <text:list-item>
          <text:p text:style-name="P10"><text:span text:style-name="T1">Hinweise logisch ins Spiel <text:s/>integrieren (</text:span><text:span text:style-name="T9">Antworten geben Hinweise, Spieler kann Gedanken abfragen</text:span><text:span text:style-name="T1">)</text:span></text:p>
        </text:list-item>
        <text:list-item>
          <text:p text:style-name="P10">Intro: Ähnlich zu <text:span text:style-name="T34">Penumbra</text:span></text:p>
          <text:list>
            <text:list-item>
              <text:p text:style-name="P10">&lt;Ausfüllen&gt;</text:p>
            </text:list-item>
          </text:list>
        </text:list-item>
      </text:list>
      <text:p text:style-name="Text_20_body"/>
      <text:p text:style-name="P16">Unsortiert:</text:p>
      <text:p text:style-name="P3">Russian Sleep Experiment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2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22:59:47.006000000</meta:creation-date>
    <meta:generator>LibreOffice/4.3.0.4$Windows_x86 LibreOffice_project/62ad5818884a2fc2e5780dd45466868d41009ec0</meta:generator>
    <dc:date>2014-08-18T10:13:34.177000000</dc:date>
    <meta:editing-duration>PT2H1M20S</meta:editing-duration>
    <meta:editing-cycles>47</meta:editing-cycles>
    <meta:document-statistic meta:table-count="0" meta:image-count="0" meta:object-count="0" meta:page-count="3" meta:paragraph-count="120" meta:word-count="458" meta:character-count="2835" meta:non-whitespace-character-count="2594"/>
  </office:meta>
</office:document-meta>
</file>